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Segoe UI" svg:font-family="'Segoe UI'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cm" svg:height="0.6cm" svg:x="10.2cm" svg:y="0.8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13.7cm" svg:height="3.7cm" svg:x="3.9cm" svg:y="2.2cm">
          <text:p text:style-name="P1">Output “Please insert the width, height and length of the fridge in metres”</text:p>
          <text:p text:style-name="P1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13.7cm" svg:height="3.7cm" svg:x="3.5cm" svg:y="6.7cm">
          <text:p text:style-name="P1">Input width</text:p>
          <text:p text:style-name="P1">Input height</text:p>
          <text:p text:style-name="P1">Input lengt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11.2cm" svg:height="3.6cm" svg:x="4.6cm" svg:y="11.3cm">
          <text:p text:style-name="P1">l_width = 3</text:p>
          <text:p text:style-name="P1">l_height = 5</text:p>
          <text:p text:style-name="P1">l_length = 3</text:p>
          <text:p text:style-name="P1">l_area=4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1.3cm" svg:height="2.3cm" svg:x="4.6cm" svg:y="15.2cm">
          <text:p text:style-name="P1">f_area = width*height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Segoe UI" svg:font-family="'Segoe UI'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11pt" fo:text-shadow="none" style:text-underline-style="none" style:letter-kerning="true" style:font-name-asian="Segoe UI" style:font-family-asian="'Segoe UI'" style:font-style-name-asian="Regular" style:font-family-generic-asian="swiss" style:font-pitch-asian="variable" style:font-name-complex="Tahoma" style:font-family-complex="Tahoma" style:font-style-name-complex="Regular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14:19:50.648000000</meta:creation-date>
    <dc:date>2014-09-19T14:30:54.421000000</dc:date>
    <meta:editing-duration>P0D</meta:editing-duration>
    <meta:editing-cycles>1</meta:editing-cycles>
    <meta:document-statistic meta:object-count="5"/>
    <meta:generator>LibreOffice/4.2.5.2$Windows_x86 LibreOffice_project/61cb170a04bb1f12e77c884eab9192be736ec5f5</meta:generator>
  </office:meta>
</office:document-meta>
</file>